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baeb" officeooo:paragraph-rsid="0008baeb"/>
    </style:style>
    <style:style style:name="P2" style:family="paragraph" style:parent-style-name="Standard">
      <style:paragraph-properties fo:text-align="center" style:justify-single-word="false"/>
      <style:text-properties fo:font-size="9pt" officeooo:rsid="0008baeb" officeooo:paragraph-rsid="0008baeb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fo:font-size="9pt" officeooo:rsid="0008baeb" officeooo:paragraph-rsid="0008baeb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9pt" officeooo:rsid="0009dbbc" officeooo:paragraph-rsid="0009dbbc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fo:font-size="9pt" officeooo:rsid="000a7dc4" officeooo:paragraph-rsid="000a7dc4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fo:font-size="9pt" officeooo:rsid="000e0d40" officeooo:paragraph-rsid="000e0d40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fo:font-size="9pt" officeooo:rsid="0010f577" officeooo:paragraph-rsid="0010f577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fo:font-size="9pt" officeooo:rsid="0011a919" officeooo:paragraph-rsid="0011a919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fo:font-size="9pt" officeooo:rsid="00151a98" officeooo:paragraph-rsid="00151a98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fo:font-size="9pt" officeooo:rsid="00167db1" officeooo:paragraph-rsid="00167db1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fo:font-size="9pt" officeooo:rsid="001839bc" officeooo:paragraph-rsid="001839bc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fo:font-size="9pt" officeooo:rsid="001b15ff" officeooo:paragraph-rsid="001b15ff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fo:font-size="9pt" officeooo:rsid="001ce327" officeooo:paragraph-rsid="001ce327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fo:font-size="9pt" officeooo:rsid="0026bcd4" officeooo:paragraph-rsid="0026bcd4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fo:font-size="9pt" officeooo:rsid="0029df94" officeooo:paragraph-rsid="0029df94" style:font-size-asian="9pt" style:font-size-complex="9pt"/>
    </style:style>
    <style:style style:name="P16" style:family="paragraph" style:parent-style-name="Standard">
      <style:paragraph-properties fo:text-align="start" style:justify-single-word="false"/>
      <style:text-properties fo:font-size="9pt" officeooo:rsid="002d02ba" officeooo:paragraph-rsid="002d02ba" style:font-size-asian="9pt" style:font-size-complex="9pt"/>
    </style:style>
    <style:style style:name="P17" style:family="paragraph" style:parent-style-name="Standard">
      <style:paragraph-properties fo:text-align="start" style:justify-single-word="false"/>
      <style:text-properties fo:font-size="9pt" officeooo:rsid="0031a272" officeooo:paragraph-rsid="0031a272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fo:font-size="9pt" officeooo:rsid="0035dddb" officeooo:paragraph-rsid="0035dddb" style:font-size-asian="9pt" style:font-size-complex="9pt"/>
    </style:style>
    <style:style style:name="P19" style:family="paragraph" style:parent-style-name="Standard">
      <style:paragraph-properties fo:text-align="start" style:justify-single-word="false"/>
      <style:text-properties fo:font-size="9pt" officeooo:rsid="0035e60a" officeooo:paragraph-rsid="0035e60a" style:font-size-asian="9pt" style:font-size-complex="9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9pt" officeooo:rsid="000b6777" officeooo:paragraph-rsid="000b6777" style:font-size-asian="9pt" style:font-size-complex="9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9pt" officeooo:rsid="000d3fee" officeooo:paragraph-rsid="000d3fee" style:font-size-asian="9pt" style:font-size-complex="9pt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9pt" officeooo:rsid="000e0d40" officeooo:paragraph-rsid="000e0d40" style:font-size-asian="9pt" style:font-size-complex="9pt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9pt" officeooo:rsid="001294d1" officeooo:paragraph-rsid="001294d1" style:font-size-asian="9pt" style:font-size-complex="9pt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9pt" officeooo:rsid="0013aa65" officeooo:paragraph-rsid="0013aa65" style:font-size-asian="9pt" style:font-size-complex="9pt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9pt" officeooo:rsid="00151a98" officeooo:paragraph-rsid="00151a98" style:font-size-asian="9pt" style:font-size-complex="9pt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9pt" officeooo:rsid="0026bcd4" officeooo:paragraph-rsid="0026bcd4" style:font-size-asian="9pt" style:font-size-complex="9pt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9pt" officeooo:rsid="001ce327" officeooo:paragraph-rsid="00279f92" style:font-size-asian="9pt" style:font-size-complex="9pt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9pt" officeooo:rsid="001e4207" officeooo:paragraph-rsid="001e4207" style:font-size-asian="9pt" style:font-size-complex="9pt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9pt" officeooo:rsid="001ee398" officeooo:paragraph-rsid="001ee398" style:font-size-asian="9pt" style:font-size-complex="9pt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9pt" officeooo:rsid="002125db" officeooo:paragraph-rsid="002125db" style:font-size-asian="9pt" style:font-size-complex="9pt"/>
    </style:style>
    <style:style style:name="P31" style:family="paragraph" style:parent-style-name="Standard" style:list-style-name="L3">
      <style:paragraph-properties fo:text-align="start" style:justify-single-word="false"/>
      <style:text-properties fo:font-size="9pt" officeooo:rsid="0024c9ea" officeooo:paragraph-rsid="0024c9ea" style:font-size-asian="9pt" style:font-size-complex="9pt"/>
    </style:style>
    <style:style style:name="P32" style:family="paragraph" style:parent-style-name="Standard" style:list-style-name="L4">
      <style:paragraph-properties fo:text-align="start" style:justify-single-word="false"/>
      <style:text-properties fo:font-size="9pt" officeooo:rsid="002d02ba" officeooo:paragraph-rsid="002d02ba" style:font-size-asian="9pt" style:font-size-complex="9pt"/>
    </style:style>
    <style:style style:name="P33" style:family="paragraph" style:parent-style-name="Standard" style:list-style-name="L5">
      <style:paragraph-properties fo:text-align="start" style:justify-single-word="false"/>
      <style:text-properties fo:font-size="9pt" officeooo:rsid="0031a272" officeooo:paragraph-rsid="00336916" style:font-size-asian="9pt" style:font-size-complex="9pt"/>
    </style:style>
    <style:style style:name="P34" style:family="paragraph" style:parent-style-name="Standard" style:list-style-name="L5">
      <style:paragraph-properties fo:text-align="start" style:justify-single-word="false"/>
      <style:text-properties fo:font-size="9pt" officeooo:rsid="0035dddb" officeooo:paragraph-rsid="0035dddb" style:font-size-asian="9pt" style:font-size-complex="9pt"/>
    </style:style>
    <style:style style:name="P35" style:family="paragraph" style:parent-style-name="Standard" style:list-style-name="L6">
      <style:paragraph-properties fo:text-align="start" style:justify-single-word="false"/>
      <style:text-properties fo:font-size="9pt" officeooo:rsid="0035e60a" officeooo:paragraph-rsid="0035e60a" style:font-size-asian="9pt" style:font-size-complex="9pt"/>
    </style:style>
    <style:style style:name="P36" style:family="paragraph" style:parent-style-name="Standard" style:list-style-name="L6">
      <style:paragraph-properties fo:text-align="start" style:justify-single-word="false"/>
      <style:text-properties fo:font-size="9pt" officeooo:rsid="003611ab" officeooo:paragraph-rsid="003611ab" style:font-size-asian="9pt" style:font-size-complex="9pt"/>
    </style:style>
    <style:style style:name="P37" style:family="paragraph" style:parent-style-name="Standard" style:list-style-name="L6">
      <style:paragraph-properties fo:text-align="start" style:justify-single-word="false"/>
      <style:text-properties fo:font-size="9pt" officeooo:rsid="003649ce" officeooo:paragraph-rsid="003649ce" style:font-size-asian="9pt" style:font-size-complex="9pt"/>
    </style:style>
    <style:style style:name="P38" style:family="paragraph" style:parent-style-name="Standard">
      <style:paragraph-properties fo:text-align="start" style:justify-single-word="false"/>
      <style:text-properties fo:font-size="9pt" officeooo:rsid="003649ce" officeooo:paragraph-rsid="003649ce" style:font-size-asian="9pt" style:font-size-complex="9pt"/>
    </style:style>
    <style:style style:name="P39" style:family="paragraph" style:parent-style-name="Standard">
      <style:paragraph-properties fo:text-align="start" style:justify-single-word="false"/>
      <style:text-properties fo:font-size="9pt" officeooo:rsid="0039c647" officeooo:paragraph-rsid="0039c647" style:font-size-asian="9pt" style:font-size-complex="9pt"/>
    </style:style>
    <style:style style:name="P40" style:family="paragraph" style:parent-style-name="Standard" style:list-style-name="L7">
      <style:paragraph-properties fo:text-align="start" style:justify-single-word="false"/>
      <style:text-properties fo:font-size="9pt" officeooo:rsid="0039c647" officeooo:paragraph-rsid="0039c647" style:font-size-asian="9pt" style:font-size-complex="9pt"/>
    </style:style>
    <style:style style:name="P41" style:family="paragraph" style:parent-style-name="Standard" style:list-style-name="L7">
      <style:paragraph-properties fo:text-align="start" style:justify-single-word="false"/>
      <style:text-properties fo:font-size="9pt" officeooo:rsid="003bc4ab" officeooo:paragraph-rsid="003bc4ab" style:font-size-asian="9pt" style:font-size-complex="9pt"/>
    </style:style>
    <style:style style:name="P42" style:family="paragraph" style:parent-style-name="Standard" style:list-style-name="L7">
      <style:paragraph-properties fo:text-align="start" style:justify-single-word="false"/>
      <style:text-properties fo:font-size="9pt" officeooo:rsid="0041042e" officeooo:paragraph-rsid="0041042e" style:font-size-asian="9pt" style:font-size-complex="9pt"/>
    </style:style>
    <style:style style:name="P43" style:family="paragraph" style:parent-style-name="Standard" style:list-style-name="L7">
      <style:paragraph-properties fo:text-align="start" style:justify-single-word="false"/>
      <style:text-properties fo:font-size="9pt" officeooo:rsid="00448b6f" officeooo:paragraph-rsid="00448b6f" style:font-size-asian="9pt" style:font-size-complex="9pt"/>
    </style:style>
    <style:style style:name="P44" style:family="paragraph" style:parent-style-name="Standard" style:list-style-name="L7">
      <style:paragraph-properties fo:text-align="start" style:justify-single-word="false"/>
      <style:text-properties fo:font-size="9pt" officeooo:rsid="0046547d" officeooo:paragraph-rsid="0046547d" style:font-size-asian="9pt" style:font-size-complex="9pt"/>
    </style:style>
    <style:style style:name="P45" style:family="paragraph" style:parent-style-name="Standard" style:list-style-name="L7">
      <style:paragraph-properties fo:text-align="start" style:justify-single-word="false"/>
      <style:text-properties fo:font-size="9pt" officeooo:rsid="004b6b1e" officeooo:paragraph-rsid="004b6b1e" style:font-size-asian="9pt" style:font-size-complex="9pt"/>
    </style:style>
    <style:style style:name="P46" style:family="paragraph" style:parent-style-name="Standard">
      <style:paragraph-properties fo:text-align="start" style:justify-single-word="false"/>
      <style:text-properties fo:font-size="9pt" officeooo:rsid="004b6b1e" officeooo:paragraph-rsid="004b6b1e" style:font-size-asian="9pt" style:font-size-complex="9pt"/>
    </style:style>
    <style:style style:name="P47" style:family="paragraph" style:parent-style-name="Standard">
      <style:paragraph-properties fo:text-align="start" style:justify-single-word="false"/>
      <style:text-properties fo:font-size="9pt" officeooo:rsid="004f1b32" officeooo:paragraph-rsid="004f1b32" style:font-size-asian="9pt" style:font-size-complex="9pt"/>
    </style:style>
    <style:style style:name="P48" style:family="paragraph" style:parent-style-name="Standard" style:list-style-name="L8">
      <style:paragraph-properties fo:text-align="start" style:justify-single-word="false"/>
      <style:text-properties fo:font-size="9pt" officeooo:rsid="00502cf2" officeooo:paragraph-rsid="00502cf2" style:font-size-asian="9pt" style:font-size-complex="9pt"/>
    </style:style>
    <style:style style:name="P49" style:family="paragraph" style:parent-style-name="Standard" style:list-style-name="L8">
      <style:paragraph-properties fo:text-align="start" style:justify-single-word="false"/>
      <style:text-properties fo:font-size="9pt" officeooo:rsid="0052181f" officeooo:paragraph-rsid="0052181f" style:font-size-asian="9pt" style:font-size-complex="9pt"/>
    </style:style>
    <style:style style:name="P50" style:family="paragraph" style:parent-style-name="Standard" style:list-style-name="L8">
      <style:paragraph-properties fo:text-align="start" style:justify-single-word="false"/>
      <style:text-properties fo:font-size="9pt" officeooo:rsid="0054e4a1" officeooo:paragraph-rsid="00569a60" style:font-size-asian="9pt" style:font-size-complex="9pt"/>
    </style:style>
    <style:style style:name="T1" style:family="text">
      <style:text-properties officeooo:rsid="000ea405"/>
    </style:style>
    <style:style style:name="T2" style:family="text">
      <style:text-properties officeooo:rsid="00163c49"/>
    </style:style>
    <style:style style:name="T3" style:family="text">
      <style:text-properties officeooo:rsid="00187aaf"/>
    </style:style>
    <style:style style:name="T4" style:family="text">
      <style:text-properties officeooo:rsid="001e79b0"/>
    </style:style>
    <style:style style:name="T5" style:family="text">
      <style:text-properties officeooo:rsid="001f673c"/>
    </style:style>
    <style:style style:name="T6" style:family="text">
      <style:text-properties officeooo:rsid="00225643"/>
    </style:style>
    <style:style style:name="T7" style:family="text">
      <style:text-properties officeooo:rsid="0025a18a"/>
    </style:style>
    <style:style style:name="T8" style:family="text">
      <style:text-properties officeooo:rsid="00264a62"/>
    </style:style>
    <style:style style:name="T9" style:family="text">
      <style:text-properties officeooo:rsid="00272563"/>
    </style:style>
    <style:style style:name="T10" style:family="text">
      <style:text-properties officeooo:rsid="00279f92"/>
    </style:style>
    <style:style style:name="T11" style:family="text">
      <style:text-properties officeooo:rsid="00283126"/>
    </style:style>
    <style:style style:name="T12" style:family="text">
      <style:text-properties officeooo:rsid="002d21b4"/>
    </style:style>
    <style:style style:name="T13" style:family="text">
      <style:text-properties officeooo:rsid="0033828d"/>
    </style:style>
    <style:style style:name="T14" style:family="text">
      <style:text-properties officeooo:rsid="00383f45"/>
    </style:style>
    <style:style style:name="T15" style:family="text">
      <style:text-properties officeooo:rsid="003bc4ab"/>
    </style:style>
    <style:style style:name="T16" style:family="text">
      <style:text-properties officeooo:rsid="003da1c8"/>
    </style:style>
    <style:style style:name="T17" style:family="text">
      <style:text-properties officeooo:rsid="003ef367"/>
    </style:style>
    <style:style style:name="T18" style:family="text">
      <style:text-properties officeooo:rsid="00428096"/>
    </style:style>
    <style:style style:name="T19" style:family="text">
      <style:text-properties officeooo:rsid="00443b20"/>
    </style:style>
    <style:style style:name="T20" style:family="text">
      <style:text-properties officeooo:rsid="00483c81"/>
    </style:style>
    <style:style style:name="T21" style:family="text">
      <style:text-properties officeooo:rsid="004a1bf7"/>
    </style:style>
    <style:style style:name="T22" style:family="text">
      <style:text-properties officeooo:rsid="004d26be"/>
    </style:style>
    <style:style style:name="T23" style:family="text">
      <style:text-properties officeooo:rsid="00565eeb"/>
    </style:style>
    <style:style style:name="T24" style:family="text">
      <style:text-properties officeooo:rsid="0059cfa7"/>
    </style:style>
    <style:style style:name="T25" style:family="text">
      <style:text-properties officeooo:rsid="005b4e3d"/>
    </style:style>
    <style:style style:name="T26" style:family="text">
      <style:text-properties officeooo:rsid="005d32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S Spam Detection</text:p>
      <text:p text:style-name="P2">C.Aditya(201350877),V. HimaSindhuja(201350891)</text:p>
      <text:p text:style-name="P3"/>
      <text:p text:style-name="P3"/>
      <text:p text:style-name="P3">Objective:</text:p>
      <text:p text:style-name="P3"/>
      <text:p text:style-name="P4">To identify text messages/sms as spam or ham(non-spam).</text:p>
      <text:p text:style-name="P4"/>
      <text:p text:style-name="P5">Challenges:</text:p>
      <text:p text:style-name="P5"/>
      <text:list xml:id="list1563769788791023066" text:style-name="L1">
        <text:list-item>
          <text:p text:style-name="P20"><text:span text:style-name="T1">Unlike emails, d</text:span>atabases for spam SMS are very limited.</text:p>
        </text:list-item>
        <text:list-item>
          <text:p text:style-name="P21">SMSes are limited in length, number of features that can be used for classification is small.</text:p>
        </text:list-item>
        <text:list-item>
          <text:p text:style-name="P22">Text messages generally include abbreviations, informal language, text-speak, other languages written<text:line-break/>in english.</text:p>
        </text:list-item>
      </text:list>
      <text:p text:style-name="P6"/>
      <text:p text:style-name="P7">Dataset:</text:p>
      <text:p text:style-name="P7"/>
      <text:p text:style-name="P8">UCI Machine Learning Repository has a collection of sms messages – SMS Spam Dataset. It contains:</text:p>
      <text:p text:style-name="P8"/>
      <text:list xml:id="list750670389228624703" text:style-name="L2">
        <text:list-item>
          <text:p text:style-name="P23">A collection of 425 spam messages from Grumbletext web site.</text:p>
        </text:list-item>
        <text:list-item>
          <text:p text:style-name="P24">A subset of 3375 ham messages from the NUS Sms Corpus.</text:p>
        </text:list-item>
        <text:list-item>
          <text:p text:style-name="P25">A list of 450 ham messages from <text:span text:style-name="T2">Caroline Tag's Phd Thesis.</text:span></text:p>
        </text:list-item>
      </text:list>
      <text:p text:style-name="P9"/>
      <text:p text:style-name="P11">A total of <text:span text:style-name="T3">4827 ham and 747 spam = 5574 messages</text:span></text:p>
      <text:p text:style-name="P10">The dataset consists of one message per line. Each line is prefixed with a ham/spam label separated by a tabspace(\t).</text:p>
      <text:p text:style-name="P10"/>
      <text:p text:style-name="P12">Approach / Methodology:</text:p>
      <text:p text:style-name="P12"/>
      <text:p text:style-name="P13">Preprocessing:</text:p>
      <text:p text:style-name="P13"/>
      <text:list xml:id="list8573794028658776422" text:style-name="L3">
        <text:list-item>
          <text:p text:style-name="P26">The dataset is split – 70% into training data, 30% to testing data.</text:p>
        </text:list-item>
        <text:list-item>
          <text:p text:style-name="P27">The <text:span text:style-name="T9">training</text:span> data is read line by line <text:span text:style-name="T10">and</text:span> the label and the message <text:span text:style-name="T10">are <text:s/></text:span>separat<text:span text:style-name="T10">ed.</text:span></text:p>
        </text:list-item>
        <text:list-item>
          <text:p text:style-name="P28">The message is tokenized. <text:span text:style-name="T4">Only the alphabetical tokens are stored. Tokens with punctuation marks, special characters are ignored. Frequency count of each token per message is stored as Bag of Words.</text:span></text:p>
        </text:list-item>
        <text:list-item>
          <text:p text:style-name="P29">No <text:span text:style-name="T5">word stemming is done here.</text:span></text:p>
        </text:list-item>
        <text:list-item>
          <text:p text:style-name="P30">Three extra attributes per message are also stored – <text:span text:style-name="T6">the number of dollar signs, the number of numeric strings, the length of the message.(Message length is a great feature because, spam generaters aim to make of the message length usable without wastage.)</text:span></text:p>
        </text:list-item>
        <text:list-item>
          <text:p text:style-name="P31">Now, we remove tokens which occur less than 5 times and more than 500 times. <text:span text:style-name="T8">T</text:span>his <text:span text:style-name="T7">removes noisy terms and helps</text:span> normalize the features.</text:p>
        </text:list-item>
        <text:list-item>
          <text:p text:style-name="P26">This phase generates <text:span text:style-name="T11">about 1502 + 3 = 1505 features</text:span></text:p>
        </text:list-item>
      </text:list>
      <text:p text:style-name="P14"/>
      <text:p text:style-name="P15">Feature vectors:</text:p>
      <text:p text:style-name="P15"/>
      <text:list xml:id="list4502723041264078903" text:style-name="L4">
        <text:list-item>
          <text:p text:style-name="P32">The feature vectors for each message are computed with their frequency counts as the values. <text:span text:style-name="T12">The 3 extra atrributes are also taken as features with their values per each message.</text:span></text:p>
        </text:list-item>
      </text:list>
      <text:p text:style-name="P16"/>
      <text:p text:style-name="P17">Classification:</text:p>
      <text:p text:style-name="P17"/>
      <text:list xml:id="list3284808240455966642" text:style-name="L5">
        <text:list-item>
          <text:p text:style-name="P33">The NaiveBayes classifier is used here.</text:p>
        </text:list-item>
        <text:list-item>
          <text:p text:style-name="P33">Multinomial event model of NB is used as it <text:span text:style-name="T13">is useful for</text:span> feature vectors with word counts.</text:p>
        </text:list-item>
        <text:list-item>
          <text:p text:style-name="P34">Laplace Smoothing is used in NB to handle <text:span text:style-name="T24">cases</text:span> where the feature vectors word counts are zero.</text:p>
        </text:list-item>
      </text:list>
      <text:p text:style-name="P18"/>
      <text:p text:style-name="P19">Results:</text:p>
      <text:p text:style-name="P19"/>
      <text:list xml:id="list5401744265097970145" text:style-name="L6">
        <text:list-item>
          <text:p text:style-name="P35">The training of the classifier is very fast, &lt; 1Second on a Core i3 2330M with 6GB DDR3 RAM.</text:p>
        </text:list-item>
        <text:list-item>
          <text:p text:style-name="P36">Testing takes far lesser time.</text:p>
        </text:list-item>
        <text:list-item>
          <text:p text:style-name="P37">The accuracy computed by testing the classifier on the 30% test data is 97.<text:span text:style-name="T14">43</text:span>%</text:p>
        </text:list-item>
      </text:list>
      <text:p text:style-name="P38"/>
      <text:p text:style-name="P39">Experiments / Observations:</text:p>
      <text:p text:style-name="P39"/>
      <text:list xml:id="list7459008083578944887" text:style-name="L7">
        <text:list-item>
          <text:p text:style-name="P40">We trained the classifier on 100% of the training data and tried to classify the <text:span text:style-name="T15">smsCorpus_en.xml given to us. It consists of 65,257 messages.</text:span></text:p>
        </text:list-item>
        <text:list-item>
          <text:p text:style-name="P41">Some of those <text:span text:style-name="T16">messages were repeated in that corpus many times</text:span>. <text:span text:style-name="T17">The classifier labeled 636 messages as spam and 47,345 messages as ham.</text:span></text:p>
        </text:list-item>
        <text:list-item>
          <text:p text:style-name="P42">There were false positives<text:span text:style-name="T18">(ham labeled as spam)</text:span> and false negatives<text:span text:style-name="T19">(spam labeled as ham)</text:span>. <text:span text:style-name="T18">But occurence of false positives was greater than false negatives.</text:span></text:p>
        </text:list-item>
        <text:list-item>
          <text:p text:style-name="P43"><text:soft-page-break/>False positives &gt; False Negatives was because the classifier associated the label 'spam' with features – length of message, numeric terms and word features such as 'free', 'call', 'urgent' etc.</text:p>
        </text:list-item>
        <text:list-item>
          <text:p text:style-name="P44">Presence of false positives and false negatives was beca<text:span text:style-name="T20">u</text:span>se of message content having other language text(hindi, <text:span text:style-name="T21">c</text:span>hinese) typed in english and mixed with regular english content. <text:span text:style-name="T25">Some of</text:span> <text:span text:style-name="T25">t</text:span>hese words are unseen in training data to some extent, but they are handled by laplace smoothing in <text:span text:style-name="T26">the</text:span> training phase to some effect.</text:p>
        </text:list-item>
        <text:list-item>
          <text:p text:style-name="P45">This scenario can get improved accuracy if we introduce some features which use ratio of <text:span text:style-name="T22">c</text:span>apital words to small words, ratio of spam words to normal words, consider more different currency symbols, <text:span text:style-name="T22">number of URLs in the message.</text:span></text:p>
        </text:list-item>
      </text:list>
      <text:p text:style-name="P46"/>
      <text:p text:style-name="P47">References:</text:p>
      <text:p text:style-name="P47"/>
      <text:list xml:id="list3785824755445977822" text:style-name="L8">
        <text:list-item>
          <text:p text:style-name="P50">SMS Spam Detection using Machine Learning Approach, <text:span text:style-name="T23">Houshmand Shirani-Mehr, </text:span><text:a xlink:type="simple" xlink:href="mailto:hshirani@stanford.edu"><text:span text:style-name="T23">hshirani@stanford.edu</text:span></text:a><text:span text:style-name="T23">, “</text:span><text:a xlink:type="simple" xlink:href="http://cs229.stanford.edu/proj2013/ShiraniMehr-SMSSpamDetectionUsingMachineLearningApproach.pdf"><text:span text:style-name="T23">http://cs229.stanford.edu/proj2013/ShiraniMehr-SMSSpamDetectionUsingMachineLearningApproach.pdf</text:span></text:a><text:span text:style-name="T23">”</text:span></text:p>
        </text:list-item>
        <text:list-item>
          <text:p text:style-name="P48">SMS Spam Collection Data Set from UCI Machine Learning Repository,”<text:a xlink:type="simple" xlink:href="http://archive.ics.uci.edu/ml/datasets/SMS+Spam+Collection">http://archive.ics.uci.edu/ml/datasets/SMS+Spam+Collection</text:a>”</text:p>
        </text:list-item>
        <text:list-item>
          <text:p text:style-name="P49">SMS Spam Collection v.1, ”http://www.dt.fee.unicamp.br/ ∼ tiago/smsspamcollection”</text:p>
        </text:list-item>
      </text:list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2T07:46:10.636796316</meta:creation-date>
    <dc:date>2014-12-12T09:06:34.950074228</dc:date>
    <meta:editing-duration>PT53M37S</meta:editing-duration>
    <meta:editing-cycles>81</meta:editing-cycles>
    <meta:generator>LibreOffice/4.2.7.2$Linux_X86_64 LibreOffice_project/420m0$Build-2</meta:generator>
    <meta:document-statistic meta:table-count="0" meta:image-count="0" meta:object-count="0" meta:page-count="2" meta:paragraph-count="45" meta:word-count="640" meta:character-count="3997" meta:non-whitespace-character-count="3425"/>
  </office:meta>
</office:document-meta>
</file>